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16.23mm"/>
    </style:style>
    <style:style style:name="co3" style:family="table-column">
      <style:table-column-properties fo:break-before="auto" style:column-width="9.1mm"/>
    </style:style>
    <style:style style:name="co4" style:family="table-column">
      <style:table-column-properties fo:break-before="auto" style:column-width="8.15mm"/>
    </style:style>
    <style:style style:name="co5" style:family="table-column">
      <style:table-column-properties fo:break-before="auto" style:column-width="11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6"/>
    <style:style style:name="ce2" style:family="table-cell" style:parent-style-name="Default" style:data-style-name="N40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Pulse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09H16M00S" calcext:value-type="time">
            <text:p>09:16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22H23M00S" calcext:value-type="time">
            <text:p>22:23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7-07-16" calcext:value-type="date">
            <text:p>16.07.2017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7-16" calcext:value-type="date">
            <text:p>16.07.2017</text:p>
          </table:table-cell>
          <table:table-cell office:value-type="time" office:time-value="PT15H16M00S" calcext:value-type="time">
            <text:p>15:16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06H45M00S" calcext:value-type="time">
            <text:p>06:45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15H04M00S" calcext:value-type="time">
            <text:p>15:04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7-18" calcext:value-type="date">
            <text:p>18.07.2017</text:p>
          </table:table-cell>
          <table:table-cell office:value-type="time" office:time-value="PT08H20M00S" calcext:value-type="time">
            <text:p>08:20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7-07-18" calcext:value-type="date">
            <text:p>18.07.2017</text:p>
          </table:table-cell>
          <table:table-cell office:value-type="time" office:time-value="PT14H04M00S" calcext:value-type="time">
            <text:p>14:04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 style:data-style-name="N2" text:time-value="17:53:02.5928494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7:53:37.563421085</dc:date>
    <dc:creator>Thomas Treml</dc:creator>
    <meta:editing-duration>PT3M55S</meta:editing-duration>
    <meta:editing-cycles>3</meta:editing-cycles>
    <meta:generator>LibreOffice/5.1.6.2$Linux_X86_64 LibreOffice_project/10m0$Build-2</meta:generator>
    <meta:document-statistic meta:table-count="1" meta:cell-count="55" meta:object-count="0"/>
  </office:meta>
</office:document-meta>
</file>